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7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Airdrop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16" table:number-rows-spanned="1">
            <text:p>Crypto Airdrop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296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315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.99502487562188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9.9950248756218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Hard Fork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69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Min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Stak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STAKING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Wage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10.200631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